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BPHMFA+NewsGothicMT" svg:font-family="BPHMFA+NewsGothicMT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4">
      <style:text-properties fo:font-weight="normal" style:font-weight-asian="normal" style:font-weight-complex="normal"/>
    </style:style>
    <style:style style:name="P4" style:family="paragraph" style:parent-style-name="Standard" style:list-style-name="L6">
      <style:paragraph-properties fo:text-align="justify" style:justify-single-word="false"/>
    </style:style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 style:list-style-name="L8"/>
    <style:style style:name="P10" style:family="paragraph" style:parent-style-name="Standard" style:list-style-name="L9"/>
    <style:style style:name="P11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 fo:font-size="12pt" fo:font-weight="bold" style:font-name-asian="BPHMFA+NewsGothicMT" style:font-size-asian="12pt" style:font-weight-asian="bold" style:font-name-complex="BPHMFA+NewsGothicMT" style:font-size-complex="12pt" style:font-weight-complex="bold"/>
    </style:style>
    <style:style style:name="T4" style:family="text">
      <style:text-properties style:font-name="Times New Roman" fo:font-size="12pt" fo:font-weight="normal" style:font-name-asian="BPHMFA+NewsGothicMT" style:font-size-asian="12pt" style:font-weight-asian="normal" style:font-name-complex="BPHMFA+NewsGothicMT" style:font-size-complex="12pt" style:font-weight-complex="normal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n</text:p>
      <text:p text:style-name="P1">Now</text:p>
      <text:p text:style-name="P1">Reasons for FOSS adoption in governance</text:p>
      <text:p text:style-name="P1"/>
      <text:list xml:id="list1742108269" text:style-name="L2">
        <text:list-item>
          <text:p text:style-name="P5">Comparatively less TCO</text:p>
        </text:list-item>
        <text:list-item>
          <text:p text:style-name="P5">Local capability building and indigenous software development</text:p>
        </text:list-item>
        <text:list-item>
          <text:p text:style-name="P5">Better security</text:p>
        </text:list-item>
        <text:list-item>
          <text:p text:style-name="P5">Better support for indic-languages (localization)</text:p>
        </text:list-item>
        <text:list-item>
          <text:p text:style-name="P5"><text:span text:style-name="T2">Choice and variety of freely available software</text:span></text:p>
        </text:list-item>
        <text:list-item>
          <text:p text:style-name="P5">Massive cost savings</text:p>
        </text:list-item>
      </text:list>
      <text:p text:style-name="Standard"><text:tab/><text:tab/><text:tab/></text:p>
      <text:p text:style-name="P1">WOW Factor ( savings )</text:p>
      <text:p text:style-name="Standard"/>
      <text:list xml:id="list2001258317" text:style-name="L3">
        <text:list-item>
          <text:p text:style-name="P6">113 crores saved</text:p>
        </text:list-item>
        <text:list-item>
          <text:p text:style-name="P6">2,00,000+ FLOSS mailboxes National Informatics Center (NIC)</text:p>
        </text:list-item>
        <text:list-item>
          <text:p text:style-name="P6">OpenSource Drug Discovery Project</text:p>
        </text:list-item>
      </text:list>
      <text:p text:style-name="Standard"/>
      <text:p text:style-name="P1">NRCFOSS</text:p>
      <text:p text:style-name="P2"/>
      <text:list xml:id="list1771793966" text:style-name="L4">
        <text:list-item>
          <text:p text:style-name="P3">National Resource Center for FOSS</text:p>
        </text:list-item>
        <text:list-item>
          <text:p text:style-name="P3">Objectives</text:p>
          <text:list>
            <text:list-item>
              <text:p text:style-name="P3">Bridge the digital divide</text:p>
            </text:list-item>
            <text:list-item>
              <text:p text:style-name="P3">Bring ICT to the masses</text:p>
            </text:list-item>
            <text:list-item>
              <text:p text:style-name="P3">Strengthen the Indian software industry</text:p>
            </text:list-item>
            <text:list-item>
              <text:p text:style-name="P3">Through R&amp;D networking &amp; encouraging entreprenuership</text:p>
            </text:list-item>
            <text:list-item>
              <text:p text:style-name="P3">Encourage community participation</text:p>
            </text:list-item>
          </text:list>
        </text:list-item>
        <text:list-item>
          <text:p text:style-name="P7"><text:span text:style-name="T2">Deployments</text:span></text:p>
          <text:list>
            <text:list-item>
              <text:p text:style-name="P7"><text:span text:style-name="T2">Over 2,00,000+ deployments of Linux</text:span></text:p>
            </text:list-item>
            <text:list-item>
              <text:p text:style-name="P7"><text:span text:style-name="T2">Haryana - 57,000 desktops</text:span></text:p>
            </text:list-item>
            <text:list-item>
              <text:p text:style-name="P7"><text:span text:style-name="T2">Punjab - 46,000 desktops</text:span></text:p>
            </text:list-item>
            <text:list-item>
              <text:p text:style-name="P7"><text:span text:style-name="T2">Haryana, Punjab and Himachal Pradesh - 3000+ desktops - in over 90 schools and colleges</text:span></text:p>
            </text:list-item>
            <text:list-item>
              <text:p text:style-name="P7"><text:span text:style-name="T2">Sarva Shiksha Abhiyan</text:span></text:p>
              <text:list>
                <text:list-item>
                  <text:p text:style-name="P7"><text:span text:style-name="T2">Punjab - 46,000 desktops in 5000 schools</text:span></text:p>
                </text:list-item>
                <text:list-item>
                  <text:p text:style-name="P7"><text:span text:style-name="T2">Haryana - 31,000 desktops</text:span></text:p>
                </text:list-item>
                <text:list-item>
                  <text:p text:style-name="P7"><text:span text:style-name="T2">SSA Schools – 2500 Linux machines</text:span></text:p>
                </text:list-item>
              </text:list>
            </text:list-item>
            <text:list-item>
              <text:p text:style-name="P7">CHOICE - <text:span text:style-name="T1">CH</text:span>attisgarh <text:span text:style-name="T1">O</text:span>nline <text:span text:style-name="T1">I</text:span>nformation system for <text:span text:style-name="T1">C</text:span>itizen <text:span text:style-name="T1">E</text:span>mpowerment</text:p>
            </text:list-item>
            <text:list-item>
              <text:p text:style-name="P7">Indian Navy - 1000+ standard desktops plus 4000+ customized</text:p>
            </text:list-item>
            <text:list-item>
              <text:p text:style-name="P7"><text:span text:style-name="T2">BSNL (telecom) - Andhra Pradesh (tender) mandates Linux</text:span></text:p>
            </text:list-item>
            <text:list-item>
              <text:p text:style-name="P7"><text:span text:style-name="T2">Over 26 state support centers</text:span></text:p>
            </text:list-item>
          </text:list>
        </text:list-item>
        <text:list-item>
          <text:p text:style-name="P7"><text:span text:style-name="T2">Support and Funding from the Dept of Information and Technology</text:span></text:p>
          <text:list>
            <text:list-item>
              <text:p text:style-name="P7"><text:span text:style-name="T2">Phase I (2005 - 2009) – 50 Million INR</text:span></text:p>
            </text:list-item>
            <text:list-item>
              <text:p text:style-name="P7"><text:span text:style-name="T2">Building HR and R&amp;D</text:span></text:p>
            </text:list-item>
            <text:list-item>
              <text:p text:style-name="P7"><text:span text:style-name="T2">Worked with AU-KBC</text:span></text:p>
              <text:list>
                <text:list-item>
                  <text:p text:style-name="P7">500 teachers trained in using FLOSS</text:p>
                </text:list-item>
              </text:list>
            </text:list-item>
            <text:list-item>
              <text:p text:style-name="P7">Worked with CDAC, Chennai</text:p>
              <text:list>
                <text:list-item>
                  <text:p text:style-name="P7">Trained teachers</text:p>
                </text:list-item>
              </text:list>
            </text:list-item>
            <text:list-item>
              <text:p text:style-name="P7">Phase II (2009-now) – 200 Million INR</text:p>
              <text:list>
                <text:list-item>
                  <text:p text:style-name="P7">Worked with AU-KBC, CDAC and IITs</text:p>
                </text:list-item>
              </text:list>
            </text:list-item>
          </text:list>
        </text:list-item>
      </text:list>
      <text:p text:style-name="Standard"><text:soft-page-break/>Cloud test-bed with open solutions like Moodle, PIS, ...</text:p>
      <text:p text:style-name="Standard">BOSS Linux - EAL4 certified</text:p>
      <text:p text:style-name="Standard">CBSE (related question)</text:p>
      <text:p text:style-name="Standard"/>
      <text:p text:style-name="Standard"/>
      <text:p text:style-name="P1">NIC and OpenSource Center</text:p>
      <text:p text:style-name="Standard"/>
      <text:list xml:id="list228226137" text:style-name="L5">
        <text:list-item>
          <text:p text:style-name="P8">State portals of almost all north-eastern states running on Drupal. (in progress)</text:p>
        </text:list-item>
        <text:list-item>
          <text:p text:style-name="P8">E-procurement system (tendering)</text:p>
        </text:list-item>
        <text:list-item>
          <text:p text:style-name="P8">State governments of Tamil Nadu, Orissa, West Bengal, Kerala and Haryana</text:p>
        </text:list-item>
        <text:list-item>
          <text:p text:style-name="P8">District collector suite (Kerala)</text:p>
          <text:list>
            <text:list-item>
              <text:p text:style-name="P8">Grievance management system</text:p>
            </text:list-item>
            <text:list-item>
              <text:p text:style-name="P8">Everyday work, updates, planning and development</text:p>
            </text:list-item>
          </text:list>
        </text:list-item>
        <text:list-item>
          <text:p text:style-name="P8">NREGA portal uses FLOSS</text:p>
          <text:list>
            <text:list-item>
              <text:p text:style-name="P8">Management desktops in 3800 villages in Tamil Nadu run Linux</text:p>
            </text:list-item>
          </text:list>
        </text:list-item>
        <text:list-item>
          <text:p text:style-name="P8">NIC mail server -<text:span text:style-name="T2"> 2,00,000+ mailboxes running on FLOSS solution</text:span></text:p>
        </text:list-item>
        <text:list-item>
          <text:p text:style-name="P8">Defense land records management software runs on LAMP</text:p>
        </text:list-item>
        <text:list-item>
          <text:p text:style-name="P8">District court information management system of Maharashtra</text:p>
        </text:list-item>
        <text:list-item>
          <text:p text:style-name="P8">Bengaluru metro water project</text:p>
        </text:list-item>
        <text:list-item>
          <text:p text:style-name="P8">E-court project - 12000+ Linux laptops across India</text:p>
        </text:list-item>
        <text:list-item>
          <text:p text:style-name="P8"><text:span text:style-name="T1">C</text:span>ommon <text:span text:style-name="T1">I</text:span>ntegrated <text:span text:style-name="T1">P</text:span>olice <text:span text:style-name="T1">A</text:span>pplication (CIPA) – Across India</text:p>
        </text:list-item>
        <text:list-item>
          <text:p text:style-name="P8">Department of IT to use FLOSS on their web portals</text:p>
        </text:list-item>
        <text:list-item>
          <text:p text:style-name="P8">Trained around 100 teams on FLOSS at various government departments</text:p>
        </text:list-item>
      </text:list>
      <text:p text:style-name="Standard"/>
      <text:p text:style-name="P1">Assam Government</text:p>
      <text:p text:style-name="P1"/>
      <text:list xml:id="list654287468" text:style-name="L6">
        <text:list-item>
          <text:p text:style-name="P4">Assam Electronics Development Corporation Ltd (AMTRON)</text:p>
        </text:list-item>
        <text:list-item>
          <text:p text:style-name="P4">Promotion of communication and information technology</text:p>
        </text:list-item>
        <text:list-item>
          <text:p text:style-name="P4">Anundoram Borooah Award Scheme 2005.</text:p>
          <text:list>
            <text:list-item>
              <text:p text:style-name="P4">Free computers (powered by Linux) awarded to deserving students</text:p>
            </text:list-item>
            <text:list-item>
              <text:p text:style-name="P4">Almost 1,00,000 Linux PCs distributed so far </text:p>
            </text:list-item>
            <text:list-item>
              <text:p text:style-name="P4">Loaded with with Ubuntu Operating System + educational packages</text:p>
            </text:list-item>
            <text:list-item>
              <text:p text:style-name="P4">Educational software includes scilab, GNUPlot, Dr. Geo, step and Kalzium</text:p>
            </text:list-item>
          </text:list>
        </text:list-item>
        <text:list-item>
          <text:p text:style-name="P4">FOSS labs set up in 1610 secondary schools</text:p>
        </text:list-item>
        <text:list-item>
          <text:p text:style-name="P4">In 900+ schools, students <text:s/>are taught on the GNU/Linux platform</text:p>
        </text:list-item>
        <text:list-item>
          <text:p text:style-name="P4">2,00,000+ students learn FOSS based computing every year</text:p>
        </text:list-item>
        <text:list-item>
          <text:p text:style-name="P4">GNU/Linux systems in the secretariat at Dispur.</text:p>
        </text:list-item>
        <text:list-item>
          <text:p text:style-name="P4">2500 thin clients, 500 desktops and 250 laptops all Linux powered</text:p>
        </text:list-item>
        <text:list-item>
          <text:p text:style-name="P4"><text:span text:style-name="T3">More than 43.78 million INR (approx. 1 million USD) </text:span><text:span text:style-name="T4">saved in five years. </text:span></text:p>
        </text:list-item>
      </text:list>
      <text:p text:style-name="Standard"/>
      <text:p text:style-name="Standard"/>
      <text:p text:style-name="P1">Kerala Government</text:p>
      <text:p text:style-name="P1"/>
      <text:list xml:id="list1562874001" text:style-name="L8">
        <text:list-item>
          <text:p text:style-name="P9"><text:span text:style-name="T2">Laptops to 141 members of the legislative assembly</text:span></text:p>
        </text:list-item>
        <text:list-item>
          <text:p text:style-name="P9">Support of the Free Software Community in Trivandrum</text:p>
        </text:list-item>
        <text:list-item>
          <text:p text:style-name="P9">Ubuntu and productivity tools</text:p>
        </text:list-item>
        <text:list-item>
          <text:p text:style-name="P9">IT@ school initiative gives local students the opportunity to learn key computing skills.</text:p>
        </text:list-item>
        <text:list-item>
          <text:p text:style-name="P9">8,100+ schools across the state deployed</text:p>
        </text:list-item>
        <text:list-item>
          <text:p text:style-name="P9">MLAs received three hour training sessions for 10 days</text:p>
        </text:list-item>
        <text:list-item>
          <text:p text:style-name="P9"><text:soft-page-break/><text:span text:style-name="Strong_20_Emphasis"><text:span text:style-name="T2">Thousands of dollars saved on software licensing</text:span></text:span></text:p>
        </text:list-item>
        <text:list-item>
          <text:p text:style-name="P9"><text:span text:style-name="Strong_20_Emphasis"><text:span text:style-name="T2">Enhanced IT security</text:span></text:span></text:p>
        </text:list-item>
        <text:list-item>
          <text:p text:style-name="P9"><text:span text:style-name="Strong_20_Emphasis"><text:span text:style-name="T2">Full-featured productivity tools</text:span></text:span></text:p>
        </text:list-item>
        <text:list-item>
          <text:p text:style-name="P9"><text:span text:style-name="Strong_20_Emphasis"><text:span text:style-name="T2">Positive feedback from end users</text:span></text:span></text:p>
        </text:list-item>
      </text:list>
      <text:p text:style-name="P11"/>
      <text:p text:style-name="Standard"><text:span text:style-name="T1">NMEICT</text:span> </text:p>
      <text:p text:style-name="Standard"/>
      <text:list xml:id="list2046817422" text:style-name="L9">
        <text:list-item>
          <text:p text:style-name="P10">National Mission on Education through ICT</text:p>
          <text:list>
            <text:list-item>
              <text:p text:style-name="P10">Low cost access device, content generation</text:p>
            </text:list-item>
          </text:list>
        </text:list-item>
        <text:list-item>
          <text:p text:style-name="P10">FOSS</text:p>
          <text:list>
            <text:list-item>
              <text:p text:style-name="P10">Data acquisition and control</text:p>
            </text:list-item>
            <text:list-item>
              <text:p text:style-name="P10">Textbook companion</text:p>
            </text:list-item>
            <text:list-item>
              <text:p text:style-name="P10">Spoken Tutorials</text:p>
            </text:list-item>
          </text:list>
        </text:list-item>
        <text:list-item>
          <text:p text:style-name="P10">Launched by the Ministry of Human Resources Development (MHRD)</text:p>
        </text:list-item>
        <text:list-item>
          <text:p text:style-name="P10">Objective: to raise the levels of educationin India</text:p>
        </text:list-item>
        <text:list-item>
          <text:p text:style-name="P10">Outlay: $1 billion in the current plan period, ending on 31 March 2012</text:p>
        </text:list-item>
        <text:list-item>
          <text:p text:style-name="P10">Likely to continue in the next plan period also</text:p>
        </text:list-item>
        <text:list-item>
          <text:p text:style-name="P10"><text:span text:style-name="T2">Three thrust areas</text:span></text:p>
          <text:list>
            <text:list-item>
              <text:p text:style-name="P10">Bandwidth: I GBPs bandwidth to every one of 500+ universities and their affiliated colleges</text:p>
            </text:list-item>
            <text:list-item>
              <text:p text:style-name="P10">Low cost access device</text:p>
            </text:list-item>
            <text:list-item>
              <text:p text:style-name="P10">Content development</text:p>
            </text:list-item>
          </text:list>
        </text:list-item>
        <text:list-item>
          <text:p text:style-name="P10">Tablet</text:p>
          <text:list>
            <text:list-item>
              <text:p text:style-name="P10">The first lot is procured at $ 50 a piece</text:p>
            </text:list-item>
            <text:list-item>
              <text:p text:style-name="P10">7” resistive touch screen</text:p>
            </text:list-item>
            <text:list-item>
              <text:p text:style-name="P10">ARM Processor, 256 MB RAM, 2GB</text:p>
            </text:list-item>
            <text:list-item>
              <text:p text:style-name="P10">NAND, SD Card, 2 USB slots</text:p>
            </text:list-item>
            <text:list-item>
              <text:p text:style-name="P10">Wifi, can play HD videos</text:p>
            </text:list-item>
          </text:list>
        </text:list-item>
        <text:list-item>
          <text:p text:style-name="P10">Objectives of tablet</text:p>
          <text:list>
            <text:list-item>
              <text:p text:style-name="P10">To make computing available for the poorest of students</text:p>
            </text:list-item>
            <text:list-item>
              <text:p text:style-name="P10">To be able to connect to Internet, watch videos, carry out simple computations</text:p>
            </text:list-item>
            <text:list-item>
              <text:p text:style-name="P10">To connect to the Cloud</text:p>
            </text:list-item>
          </text:list>
        </text:list-item>
        <text:list-item>
          <text:p text:style-name="P10">FOSS Software</text:p>
          <text:list>
            <text:list-item>
              <text:p text:style-name="P10">GNU/Linux, Android</text:p>
            </text:list-item>
            <text:list-item>
              <text:p text:style-name="P10">FOSS systems useful to students, e.g., Scilab, Python, gEDA</text:p>
            </text:list-item>
            <text:list-item>
              <text:p text:style-name="P10">Will unleash FOSS opportunities: Training, GNU/Linux distribution, patches, etc. for millions of students</text:p>
            </text:list-item>
          </text:list>
        </text:list-item>
      </text:list>
      <text:p text:style-name="Standard"/>
      <text:p text:style-name="Standard"/>
      <text:p text:style-name="P1">Surprise Videos</text:p>
      <text:p text:style-name="P1">Thanks</text:p>
      <text:p text:style-name="Standard"/>
      <text:p text:style-name="Standard"><text:tab/></text:p>
      <text:p text:style-name="Standard">{Linux}</text:p>
      <text:p text:style-name="Standard"><text:tab/><text:tab/><text:tab/> 20 support centers for training</text:p>
      <text:p text:style-name="Standard"><text:tab/><text:tab/><text:tab/> 4 capacity building ?? 20 states..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BPHMFA+NewsGothicMT" svg:font-family="BPHMFA+NewsGothicMT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caladmin </meta:initial-creator>
    <meta:creation-date>2011-08-02T15:30:15</meta:creation-date>
    <dc:date>2011-08-02T18:54:08</dc:date>
    <dc:creator>localadmin </dc:creator>
    <meta:editing-duration>PT1H23M7S</meta:editing-duration>
    <meta:editing-cycles>10</meta:editing-cycles>
    <meta:generator>LibreOffice/3.3$Linux LibreOffice_project/330m19$Build-202</meta:generator>
    <meta:document-statistic meta:table-count="0" meta:image-count="0" meta:object-count="0" meta:page-count="3" meta:paragraph-count="124" meta:word-count="827" meta:character-count="4888"/>
  </office:meta>
</office:document-meta>
</file>